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10e6" officeooo:paragraph-rsid="001010e6"/>
    </style:style>
    <style:style style:name="P2" style:family="paragraph" style:parent-style-name="Standard">
      <style:text-properties fo:font-weight="bold" officeooo:rsid="001010e6" officeooo:paragraph-rsid="001010e6" style:font-weight-asian="bold" style:font-weight-complex="bold"/>
    </style:style>
    <style:style style:name="P3" style:family="paragraph" style:parent-style-name="Standard">
      <style:text-properties officeooo:rsid="00114a20" officeooo:paragraph-rsid="00114a20"/>
    </style:style>
    <style:style style:name="P4" style:family="paragraph" style:parent-style-name="Standard">
      <style:text-properties officeooo:rsid="00124213" officeooo:paragraph-rsid="00124213"/>
    </style:style>
    <style:style style:name="P5" style:family="paragraph" style:parent-style-name="Standard">
      <style:text-properties officeooo:rsid="0012ea78" officeooo:paragraph-rsid="0012ea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zykłady z konsoli: CRTL+ SHIFT + I</text:p>
      <text:p text:style-name="P1"/>
      <text:p text:style-name="P1">a=2;</text:p>
      <text:p text:style-name="P1">2</text:p>
      <text:p text:style-name="P1">b=[1,2,3,4];</text:p>
      <text:p text:style-name="P1">[1, 2, 3, 4]</text:p>
      <text:p text:style-name="P1">c={name: 'ala'};</text:p>
      <text:p text:style-name="P1">Object {name: "ala"}</text:p>
      <text:p text:style-name="P1">newtab-serviceworker.js:1 Service Worker termination by a timeout timer was canceled because DevTools is attached.</text:p>
      <text:p text:style-name="P1">d="Ala ma kota";</text:p>
      <text:p text:style-name="P1">"Ala ma kota"</text:p>
      <text:p text:style-name="P1">typeof a;</text:p>
      <text:p text:style-name="P1">"number"</text:p>
      <text:p text:style-name="P1">typeof b;</text:p>
      <text:p text:style-name="P1">"object"</text:p>
      <text:p text:style-name="P1">typeof d;</text:p>
      <text:p text:style-name="P1">"string"</text:p>
      <text:p text:style-name="P1">name ="John";</text:p>
      <text:p text:style-name="P1">"John"</text:p>
      <text:p text:style-name="P1">name + "Travolta";</text:p>
      <text:p text:style-name="P1">"JohnTravolta"</text:p>
      <text:p text:style-name="P1"/>
      <text:p text:style-name="P1">--</text:p>
      <text:p text:style-name="P1"/>
      <text:p text:style-name="P1">a = "9.5"</text:p>
      <text:p text:style-name="P1">"9.5"</text:p>
      <text:p text:style-name="P1">parseInt (a)</text:p>
      <text:p text:style-name="P1">9</text:p>
      <text:p text:style-name="P1">a = "9.6"</text:p>
      <text:p text:style-name="P1">"9.6"</text:p>
      <text:p text:style-name="P1">parseInt (a)</text:p>
      <text:p text:style-name="P1">9</text:p>
      <text:p text:style-name="P1">parseFloat (a)</text:p>
      <text:p text:style-name="P1">9.6</text:p>
      <text:p text:style-name="P1">a = "9"</text:p>
      <text:p text:style-name="P1">"9"</text:p>
      <text:p text:style-name="P1">parseFloat (a)</text:p>
      <text:p text:style-name="P1">9</text:p>
      <text:p text:style-name="P1">a="Ala"</text:p>
      <text:p text:style-name="P1">"Ala"</text:p>
      <text:p text:style-name="P1">parseInt (a)</text:p>
      <text:p text:style-name="P1">NaN</text:p>
      <text:p text:style-name="P1"/>
      <text:p text:style-name="P1">–</text:p>
      <text:p text:style-name="P1"/>
      <text:p text:style-name="P3">a="2"</text:p>
      <text:p text:style-name="P3">"2"</text:p>
      <text:p text:style-name="P3">a+b</text:p>
      <text:p text:style-name="P3">"23"</text:p>
      <text:p text:style-name="P3">a || b</text:p>
      <text:p text:style-name="P3">"2"</text:p>
      <text:p text:style-name="P3"><text:soft-page-break/>a or b</text:p>
      <text:p text:style-name="P3">VM297:1 Uncaught SyntaxError: Unexpected identifier</text:p>
      <text:p text:style-name="P3">a OR b</text:p>
      <text:p text:style-name="P3">VM307:1 Uncaught SyntaxError: Unexpected identifier</text:p>
      <text:p text:style-name="P3">a &amp;&amp; b</text:p>
      <text:p text:style-name="P3">3</text:p>
      <text:p text:style-name="P3">(a == 2) || (a == 3)</text:p>
      <text:p text:style-name="P3">true</text:p>
      <text:p text:style-name="P3">(a == 2) &amp;&amp; (a == 3)</text:p>
      <text:p text:style-name="P3">false</text:p>
      <text:p text:style-name="P3">(a == 2) OR (a == 3)</text:p>
      <text:p text:style-name="P3">VM341:1 Uncaught SyntaxError: Unexpected identifier</text:p>
      <text:p text:style-name="P3">(a == 2) ^ (a == 3)</text:p>
      <text:p text:style-name="P3">1</text:p>
      <text:p text:style-name="P3"/>
      <text:p text:style-name="P3">–</text:p>
      <text:p text:style-name="P3"/>
      <text:p text:style-name="P4">{} + [] - obiekt do tablicy dodajemy – da wynik 0</text:p>
      <text:p text:style-name="P4">[] + {} - tablicę do obiektu dodajemy <text:s/>- inny wynik – obiekt</text:p>
      <text:p text:style-name="P4"/>
      <text:p text:style-name="P4">–</text:p>
      <text:p text:style-name="P4"/>
      <text:p text:style-name="P5">var first = 10;</text:p>
      <text:p text:style-name="P5">undefined</text:p>
      <text:p text:style-name="P5">var second = "Janusz"</text:p>
      <text:p text:style-name="P5">undefined</text:p>
      <text:p text:style-name="P5">newtab-serviceworker.js:1 Service Worker termination by a timeout timer was canceled because DevTools is attached.</text:p>
      <text:p text:style-name="P5">first XOR second</text:p>
      <text:p text:style-name="P5">VM129:1 Uncaught SyntaxError: Unexpected identifier</text:p>
      <text:p text:style-name="P5">first ^ second</text:p>
      <text:p text:style-name="P5">10</text:p>
      <text:p text:style-name="P5">var first = 0;</text:p>
      <text:p text:style-name="P5">undefined</text:p>
      <text:p text:style-name="P5">first ^ second</text:p>
      <text:p text:style-name="P5">0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0:56:33.360274647</meta:creation-date>
    <meta:generator>LibreOffice/5.1.6.2$Linux_X86_64 LibreOffice_project/10m0$Build-2</meta:generator>
    <dc:date>2017-04-02T17:06:42.583985023</dc:date>
    <meta:editing-duration>PT7H36M31S</meta:editing-duration>
    <meta:editing-cycles>2</meta:editing-cycles>
    <meta:document-statistic meta:table-count="0" meta:image-count="0" meta:object-count="0" meta:page-count="2" meta:paragraph-count="77" meta:word-count="217" meta:character-count="1157" meta:non-whitespace-character-count="1011"/>
  </office:meta>
</office:document-meta>
</file>